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InputIntegrationTests.handleWithEncodedParam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estController.param( @ RequestParam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InputIntegrationTests.matrixVariabl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lerInputIntegrationTests.handleWithParam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estController.matrixVar( @ MatrixVariable int p , @ MatrixVariable ( name = "q" , pathVar = "two" ) int q2 , @ MatrixVariable ( name = "q" , pathVar = "four" ) int q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InputIntegrationTests.ini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